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357" officeooo:paragraph-rsid="001f6357"/>
    </style:style>
    <style:style style:name="P2" style:family="paragraph" style:parent-style-name="Standard">
      <style:paragraph-properties fo:break-before="page"/>
      <style:text-properties officeooo:rsid="001f6357" officeooo:paragraph-rsid="001f6357"/>
    </style:style>
    <style:style style:name="P3" style:family="paragraph" style:parent-style-name="Standard">
      <style:text-properties officeooo:paragraph-rsid="001f6357"/>
    </style:style>
    <style:style style:name="T1" style:family="text">
      <style:text-properties officeooo:rsid="001f6357"/>
    </style:style>
    <style:style style:name="T2" style:family="text">
      <style:text-properties fo:color="#000000" loext:opacity="100%" style:font-name="Cascadia Mono" fo:font-size="9.5pt" style:font-size-asian="9.5pt" fo:background-color="#ffffff"/>
    </style:style>
    <style:style style:name="T3" style:family="text">
      <style:text-properties fo:color="#000000" loext:opacity="100%" style:font-name="Cascadia Mono" fo:font-size="9.5pt" officeooo:rsid="001f6357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1 :</text:p>
      <text:p text:style-name="P1"><text:s/>Setup the Database in appsetting.json file</text:p>
      <text:p text:style-name="P1"/>
      <text:p text:style-name="P1">Step2 :</text:p>
      <text:p text:style-name="P1">Run the Migration :</text:p>
      <text:p text:style-name="P1">for first DbCOntext </text:p>
      <text:p text:style-name="P3"><text:span text:style-name="T2">Add-Migration </text:span><text:span text:style-name="T3">Initial1</text:span><text:span text:style-name="T2"> -Context ApplicationDbContext</text:span><text:span text:style-name="T1"> </text:span></text:p>
      <text:p text:style-name="P3">Update-Database -Context ApplicationDbContext</text:p>
      <text:p text:style-name="P1">for second dbContext </text:p>
      <text:p text:style-name="P3"><text:span text:style-name="T2">Add-Migration Initial1 -Context Application</text:span><text:span text:style-name="T3">2</text:span><text:span text:style-name="T2">DbContext</text:span> 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0:19:40.632000000</meta:creation-date>
    <dc:date>2024-12-10T10:38:09.278000000</dc:date>
    <meta:editing-duration>PT18M34S</meta:editing-duration>
    <meta:editing-cycles>1</meta:editing-cycles>
    <meta:document-statistic meta:table-count="0" meta:image-count="0" meta:object-count="0" meta:page-count="2" meta:paragraph-count="9" meta:word-count="32" meta:character-count="270" meta:non-whitespace-character-count="242"/>
    <meta:generator>LibreOffice/24.2.5.2$Windows_X86_64 LibreOffice_project/bffef4ea93e59bebbeaf7f431bb02b1a39ee8a59</meta:generator>
  </office:meta>
</office:document-meta>
</file>